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58cd2c" officeooo:paragraph-rsid="0058cd2c"/>
    </style:style>
    <style:style style:name="P7" style:family="paragraph" style:parent-style-name="Standard">
      <style:text-properties officeooo:rsid="0048e314" officeooo:paragraph-rsid="0048e314"/>
    </style:style>
    <style:style style:name="P8" style:family="paragraph" style:parent-style-name="Standard">
      <style:text-properties officeooo:rsid="004ca4fe" officeooo:paragraph-rsid="004ca4fe"/>
    </style:style>
    <style:style style:name="P9" style:family="paragraph" style:parent-style-name="Standard">
      <style:text-properties officeooo:rsid="00271c23" officeooo:paragraph-rsid="00271c23"/>
    </style:style>
    <style:style style:name="P10" style:family="paragraph" style:parent-style-name="Standard">
      <style:text-properties officeooo:rsid="005703d7" officeooo:paragraph-rsid="005703d7"/>
    </style:style>
    <style:style style:name="P11" style:family="paragraph" style:parent-style-name="Standard">
      <style:text-properties officeooo:rsid="00326cf8" officeooo:paragraph-rsid="00326cf8"/>
    </style:style>
    <style:style style:name="P12" style:family="paragraph" style:parent-style-name="Standard">
      <style:text-properties officeooo:rsid="0023dc94" officeooo:paragraph-rsid="0023dc94"/>
    </style:style>
    <style:style style:name="P13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558eb4"/>
    </style:style>
    <style:style style:name="T3" style:family="text">
      <style:text-properties officeooo:rsid="00407029"/>
    </style:style>
    <style:style style:name="T4" style:family="text">
      <style:text-properties fo:color="#808000" loext:opacity="100%" style:font-name="Courier New" fo:font-size="10pt" fo:font-weight="normal" style:font-size-asian="10pt" style:font-weight-asian="normal"/>
    </style:style>
    <style:style style:name="T5" style:family="text">
      <style:text-properties fo:color="#0000ff" loext:opacity="100%" style:font-name="Courier New" fo:font-size="10pt" fo:font-weight="bold" style:font-size-asian="10pt" style:font-weight-asian="bold"/>
    </style:style>
    <style:style style:name="T6" style:family="text">
      <style:text-properties fo:color="#000000" loext:opacity="100%" style:font-name="Courier New" fo:font-size="10pt" fo:font-weight="normal" style:font-size-asian="10pt" style:font-weight-asian="normal"/>
    </style:style>
    <style:style style:name="T7" style:family="text">
      <style:text-properties fo:color="#0000ff" loext:opacity="100%" style:font-name="Courier New" fo:font-size="10pt" fo:font-weight="normal" style:font-size-asian="10pt" style:font-weight-asian="normal"/>
    </style:style>
    <style:style style:name="T8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tooltips</text:p>
      <text:p text:style-name="P6">menú de filtro</text:p>
      <text:p text:style-name="P5"/>
      <text:p text:style-name="P7">No resizeable</text:p>
      <text:p text:style-name="P8"/>
      <text:p text:style-name="P9">Normalizar</text:p>
      <text:p text:style-name="P9"/>
      <text:p text:style-name="P9">Cambiar catchs y poner alertas <text:span text:style-name="T2">(Creo que ya)</text:span></text:p>
      <text:p text:style-name="P9"/>
      <text:p text:style-name="P9">DAOS <text:span text:style-name="T3">(Hacer anti inyecciones)</text:span></text:p>
      <text:p text:style-name="P9"/>
      <text:p text:style-name="P10">En busqueda pokemon hacer que si se sacan números (char entre 0 y 9) b</text:p>
      <text:p text:style-name="P2"/>
      <text:p text:style-name="Standard" loext:marker-style-name="T4"><text:span text:style-name="T5">SELECT</text:span><text:span text:style-name="T6"> </text:span><text:span text:style-name="T4">N_Pokedex</text:span><text:span text:style-name="T7">,</text:span><text:span text:style-name="T6"> </text:span><text:span text:style-name="T4">Especie</text:span><text:span text:style-name="T6"> </text:span><text:span text:style-name="T5">FROM</text:span><text:span text:style-name="T6"> </text:span><text:span text:style-name="T8">pokemon</text:span><text:span text:style-name="T6"> </text:span><text:span text:style-name="T5">WHERE</text:span><text:span text:style-name="T6"> </text:span><text:span text:style-name="T4">Estadisticas</text:span><text:span text:style-name="T6"> </text:span><text:span text:style-name="T5">LIKE</text:span><text:span text:style-name="T6"> </text:span><text:span text:style-name="T4">"%\"estadistica\":\"Spe\",\"valor\":60%"</text:span></text:p>
      <text:p text:style-name="Standard" loext:marker-style-name="T4"><text:span text:style-name="T5">SELECT</text:span><text:span text:style-name="T6"> </text:span><text:span text:style-name="T4">N_Pokedex</text:span><text:span text:style-name="T7">,</text:span><text:span text:style-name="T6"> </text:span><text:span text:style-name="T4">Especie</text:span><text:span text:style-name="T6"> </text:span><text:span text:style-name="T5">FROM</text:span><text:span text:style-name="T6"> </text:span><text:span text:style-name="T8">pokemon</text:span><text:span text:style-name="T6"> </text:span><text:span text:style-name="T5">WHERE</text:span><text:span text:style-name="T6"> </text:span><text:span text:style-name="T4">Habilidades</text:span><text:span text:style-name="T6"> </text:span><text:span text:style-name="T5">LIKE</text:span><text:span text:style-name="T6"> </text:span><text:span text:style-name="T4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1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2">boton eliminar cuenta elimina de bbdd y ejecuta cerrar sesion (Función del botón con el mismo nombre)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6T11:38:37.319000000</dc:date>
    <meta:editing-duration>PT23H5M45S</meta:editing-duration>
    <meta:editing-cycles>38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17" meta:word-count="120" meta:character-count="1073" meta:non-whitespace-character-count="970"/>
  </office:meta>
</office:document-meta>
</file>